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styles.xml" manifest:media-type="text/xml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6" style:family="table">
      <style:table-properties style:width="8.994cm" table:align="right"/>
    </style:style>
    <style:style style:name="Tableau26.A" style:family="table-column">
      <style:table-column-properties style:column-width="3.9cm"/>
    </style:style>
    <style:style style:name="Tableau26.B" style:family="table-column">
      <style:table-column-properties style:column-width="1.104cm"/>
    </style:style>
    <style:style style:name="Tableau26.C" style:family="table-column">
      <style:table-column-properties style:column-width="1.693cm"/>
    </style:style>
    <style:style style:name="Tableau26.D" style:family="table-column">
      <style:table-column-properties style:column-width="2.297cm"/>
    </style:style>
    <style:style style:name="Tableau26.A1" style:family="table-cell">
      <style:table-cell-properties fo:background-color="#b5e08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6.B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6.D1" style:family="table-cell">
      <style:table-cell-properties fo:background-color="transparent" fo:padding="0.097cm" fo:border="0.5pt solid #000000">
        <style:background-image/>
      </style:table-cell-properties>
    </style:style>
    <style:style style:name="Tableau26.2" style:family="table-row">
      <style:table-row-properties style:min-row-height="1.249cm"/>
    </style:style>
    <style:style style:name="Tableau26.A2" style:family="table-cell">
      <style:table-cell-properties fo:background-color="#b5e087" fo:padding="0.097cm" fo:border-left="0.5pt solid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6.C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6.D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5" style:family="table">
      <style:table-properties style:width="9.151cm" table:align="margins"/>
    </style:style>
    <style:style style:name="Tableau25.A" style:family="table-column">
      <style:table-column-properties style:column-width="4.203cm" style:rel-column-width="30102*"/>
    </style:style>
    <style:style style:name="Tableau25.B" style:family="table-column">
      <style:table-column-properties style:column-width="1.194cm" style:rel-column-width="8551*"/>
    </style:style>
    <style:style style:name="Tableau25.C" style:family="table-column">
      <style:table-column-properties style:column-width="1.709cm" style:rel-column-width="12240*"/>
    </style:style>
    <style:style style:name="Tableau25.D" style:family="table-column">
      <style:table-column-properties style:column-width="2.044cm" style:rel-column-width="14642*"/>
    </style:style>
    <style:style style:name="Tableau25.A1" style:family="table-cell">
      <style:table-cell-properties fo:background-color="#7ed2ed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25.B1" style:family="table-cell" style:data-style-name="N0">
      <style:table-cell-properties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25.D1" style:family="table-cell" style:data-style-name="N0">
      <style:table-cell-properties fo:background-color="transparent" fo:padding="0cm" fo:border="0.5pt solid #000000">
        <style:background-image/>
      </style:table-cell-properties>
    </style:style>
    <style:style style:name="Tableau25.A2" style:family="table-cell">
      <style:table-cell-properties fo:background-color="#7ed2ed" fo:padding="0cm" fo:border-left="0.5pt solid #000000" fo:border-right="none" fo:border-top="none" fo:border-bottom="0.5pt solid #000000">
        <style:background-image/>
      </style:table-cell-properties>
    </style:style>
    <style:style style:name="Tableau25.B2" style:family="table-cell" style:data-style-name="N0">
      <style:table-cell-properties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25.C2" style:family="table-cell">
      <style:table-cell-properties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25.D2" style:family="table-cell">
      <style:table-cell-properties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08d016c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Tableau_5f_Centré_5f_Gras">
      <style:text-properties fo:font-weight="normal" style:font-weight-asian="normal" style:font-weight-complex="normal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paire_20__28_G_29_"/>
    <style:style style:name="P107" style:family="paragraph" style:parent-style-name="_5f_Footer_20_page_20_paire_20__28_G_29_">
      <style:text-properties fo:font-size="9pt" style:font-size-asian="9pt" style:font-size-complex="9pt"/>
    </style:style>
    <style:style style:name="P108" style:family="paragraph" style:parent-style-name="_5f_Paragraphe">
      <style:text-properties officeooo:paragraph-rsid="014a5023"/>
    </style:style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aragraphe_5f_avec_5f_Num_5f_Question" style:list-style-name="_5f_Numérotation_20_des_20_exercices"/>
    <style:style style:name="P111" style:family="paragraph" style:parent-style-name="_5f_Premier_5f_Titre_5f_Exercices_5f_avec_5f_Num_5f_Exo_5f_sans_5f_Titre" style:master-page-name="_32__5f_2_5f_SERIE_5f_D_5f_GAUCHE_5f_ET_5f_DROITE_5f_2COL">
      <style:paragraph-properties style:page-number="auto"/>
    </style:style>
    <style:style style:name="P112" style:family="paragraph" style:parent-style-name="_5f_Titre_5f_Exercices_5f_avec_5f_Titre" style:list-style-name="_5f_Numérotation_20_des_20_exercices"/>
    <style:style style:name="P113" style:family="paragraph">
      <style:paragraph-properties fo:text-align="center"/>
    </style:style>
    <style:style style:name="P11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15" style:family="paragraph">
      <loext:graphic-properties draw:fill="solid" draw:fill-color="#9d0f89"/>
    </style:style>
    <style:style style:name="P11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d7e12c"/>
    </style:style>
    <style:style style:name="P11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-color="#ffff00"/>
    </style:style>
    <style:style style:name="P12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5" style:family="paragraph">
      <style:paragraph-properties fo:margin-left="0cm" fo:margin-right="0cm" fo:margin-top="0cm" fo:margin-bottom="0cm" fo:line-height="100%" fo:text-align="center" fo:text-indent="0cm"/>
    </style:style>
    <style:style style:name="P12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7" style:family="paragraph">
      <loext:graphic-properties draw:fill="solid" draw:fill-color="#7fb241"/>
    </style:style>
    <style:style style:name="P128" style:family="paragraph">
      <loext:graphic-properties draw:fill="solid" draw:fill-color="#1ca2b8"/>
    </style:style>
    <style:style style:name="P12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34a5be"/>
    </style:style>
    <style:style style:name="T14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0" style:family="text">
      <style:text-properties officeooo:rsid="0160d7ef"/>
    </style:style>
    <style:style style:name="T151" style:family="text">
      <style:text-properties officeooo:rsid="0072f07f"/>
    </style:style>
    <style:style style:name="T152" style:family="text">
      <style:text-properties officeooo:rsid="0268e0aa"/>
    </style:style>
    <style:style style:name="T153" style:family="text">
      <style:text-properties officeooo:rsid="026ec296"/>
    </style:style>
    <style:style style:name="T154" style:family="text">
      <style:text-properties officeooo:rsid="0272f9e5"/>
    </style:style>
    <style:style style:name="T155" style:family="text">
      <style:text-properties officeooo:rsid="02757f12"/>
    </style:style>
    <style:style style:name="T156" style:family="text">
      <style:text-properties officeooo:rsid="02735980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f8729d"/>
    </style:style>
    <style:style style:name="T161" style:family="text">
      <style:text-properties officeooo:rsid="010c4d3a"/>
    </style:style>
    <style:style style:name="T162" style:family="text">
      <style:text-properties fo:font-size="16pt" style:font-size-asian="16pt" style:font-size-complex="16pt"/>
    </style:style>
    <style:style style:name="T163" style:family="text">
      <style:text-properties officeooo:rsid="00b6801f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80" style:family="text">
      <style:text-properties style:font-name="Times New Roman1"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officeooo:rsid="014a654e"/>
    </style:style>
    <style:style style:name="T183" style:family="text"/>
    <style:style style:name="T18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85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9d0f89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svg:stroke-color="#ff0000" draw:fill-color="#ffff00" draw:textarea-horizontal-align="justify" draw:textarea-vertical-align="middle" draw:auto-grow-height="false" fo:min-height="1.393cm" fo:min-width="0.55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ff0000" draw:fill-color="#ffff00" draw:textarea-horizontal-align="justify" draw:textarea-vertical-align="middle" draw:auto-grow-height="false" fo:min-height="2.792cm" fo:min-width="1.39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color="#3465a4" draw:fill-color="#ffff00" draw:textarea-horizontal-align="justify" draw:textarea-vertical-align="middle" draw:auto-grow-height="false" fo:min-height="0.845cm" fo:min-width="1.39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ff0000" draw:fill-color="#ffff00" draw:textarea-horizontal-align="justify" draw:textarea-vertical-align="middle" draw:auto-grow-height="false" fo:min-height="1.393cm" fo:min-width="1.39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ff0000" draw:fill-color="#ffff00" draw:textarea-horizontal-align="justify" draw:textarea-vertical-align="middle" draw:auto-grow-height="false" fo:min-height="1.393cm" fo:min-width="1.3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color="#ff0000" draw:fill-color="#ffff00" draw:textarea-horizontal-align="justify" draw:textarea-vertical-align="middle" draw:auto-grow-height="false" fo:min-height="2.806cm" fo:min-width="2.80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8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369" draw:name="Shape8_1" draw:style-name="gr1" draw:text-style-name="P114" svg:width="2.703cm" svg:height="0.715cm" draw:transform="rotate (0.0872664625997165) translate (1.32644444444444cm 1.21884722222222cm)">
        <draw:text-box>
          <text:p text:style-name="P113"><text:span text:style-name="T184">S</text:span><text:span text:style-name="T184">é</text:span><text:span text:style-name="T184">r</text:span><text:span text:style-name="T184">i</text:span><text:span text:style-name="T184">e</text:span><text:span text:style-name="T184"> </text:span><text:span text:style-name="T184">2</text:span></text:p>
        </draw:text-box>
      </draw:frame>
      <draw:path text:anchor-type="page" text:anchor-page-number="2" draw:z-index="368" draw:name="Shape1_11" draw:style-name="gr2" draw:text-style-name="P115" svg:width="4.329cm" svg:height="2.24cm" svg:x="0cm" svg:y="0cm" svg:viewBox="0 0 4330 2241" svg:d="M0 2241l3984-288c209-15 363-168 345-342l-170-1611h-4159z">
        <text:p/>
      </draw:path>
      <draw:line text:anchor-type="page" text:anchor-page-number="2" draw:z-index="367" draw:name="Shape3_39" draw:style-name="gr3" draw:text-style-name="P113" svg:x1="20.278cm" svg:y1="1.411cm" svg:x2="21.998cm" svg:y2="1.411cm">
        <text:p/>
      </draw:line>
      <draw:line text:anchor-type="page" text:anchor-page-number="1" draw:z-index="198" draw:name="Shape3_0" draw:style-name="gr3" draw:text-style-name="P113" svg:x1="20.278cm" svg:y1="1.411cm" svg:x2="21.998cm" svg:y2="1.411cm">
        <text:p/>
      </draw:line>
      <draw:frame text:anchor-type="page" text:anchor-page-number="1" draw:z-index="197" draw:name="Shape8_0" draw:style-name="gr1" draw:text-style-name="P114" svg:width="2.703cm" svg:height="0.715cm" draw:transform="rotate (0.0872664625997165) translate (1.32644444444444cm 1.21884722222222cm)">
        <draw:text-box>
          <text:p text:style-name="P113"><text:span text:style-name="T184">S</text:span><text:span text:style-name="T184">é</text:span><text:span text:style-name="T184">r</text:span><text:span text:style-name="T184">i</text:span><text:span text:style-name="T184">e</text:span><text:span text:style-name="T184"> </text:span><text:span text:style-name="T184">2</text:span></text:p>
        </draw:text-box>
      </draw:frame>
      <draw:path text:anchor-type="page" text:anchor-page-number="1" draw:z-index="196" draw:name="Shape1" draw:style-name="gr2" draw:text-style-name="P115" svg:width="4.329cm" svg:height="2.24cm" svg:x="0cm" svg:y="0cm" svg:viewBox="0 0 4330 2241" svg:d="M0 2241l3984-288c209-15 363-168 345-342l-170-1611h-4159z">
        <text:p/>
      </draw:path>
      <text:list xml:id="list2666228003" text:style-name="_5f_Numérotation_20_des_20_exercices">
        <text:list-item>
          <text:h text:style-name="P111" text:outline-level="1"><text:span text:style-name="_5f_Caractères">Colorie :</text:span></text:h>
        </text:list-item>
      </text:list>
      <text:section text:style-name="Sect1" text:name="Section1">
        <text:section text:style-name="Sect2" text:name="Section2">
          <text:h text:style-name="_5f_Paragraphe" text:outline-level="1"><draw:g text:anchor-type="paragraph" draw:z-index="204" draw:name="Shape22_6" draw:style-name="gr20"><draw:rect draw:style-name="gr21" draw:text-style-name="P123" svg:width="2.807cm" svg:height="2.807cm" svg:x="0.097cm" svg:y="0.133cm"><text:p/></draw:rect><draw:line draw:style-name="gr22" draw:text-style-name="P124" svg:x1="1.496cm" svg:y1="0.13cm" svg:x2="1.496cm" svg:y2="2.936cm"><text:p/></draw:line><draw:line draw:style-name="gr22" draw:text-style-name="P124" svg:x1="1.771cm" svg:y1="0.13cm" svg:x2="1.771cm" svg:y2="2.936cm"><text:p/></draw:line><draw:line draw:style-name="gr22" draw:text-style-name="P124" svg:x1="2.06cm" svg:y1="0.13cm" svg:x2="2.06cm" svg:y2="2.936cm"><text:p/></draw:line><draw:line draw:style-name="gr22" draw:text-style-name="P124" svg:x1="2.346cm" svg:y1="0.13cm" svg:x2="2.346cm" svg:y2="2.936cm"><text:p/></draw:line><draw:line draw:style-name="gr22" draw:text-style-name="P124" svg:x1="2.609cm" svg:y1="0.13cm" svg:x2="2.609cm" svg:y2="2.936cm"><text:p/></draw:line><draw:line draw:style-name="gr22" draw:text-style-name="P124" svg:x1="0.379cm" svg:y1="0.13cm" svg:x2="0.379cm" svg:y2="2.936cm"><text:p/></draw:line><draw:line draw:style-name="gr22" draw:text-style-name="P124" svg:x1="0.651cm" svg:y1="0.13cm" svg:x2="0.651cm" svg:y2="2.936cm"><text:p/></draw:line><draw:line draw:style-name="gr22" draw:text-style-name="P124" svg:x1="0.94cm" svg:y1="0.13cm" svg:x2="0.94cm" svg:y2="2.936cm"><text:p/></draw:line><draw:line draw:style-name="gr22" draw:text-style-name="P124" svg:x1="1.226cm" svg:y1="0.13cm" svg:x2="1.226cm" svg:y2="2.936cm"><text:p/></draw:line><draw:line draw:style-name="gr22" draw:text-style-name="P124" svg:x1="2.902cm" svg:y1="1.533cm" svg:x2="0.096cm" svg:y2="1.533cm"><text:p/></draw:line><draw:line draw:style-name="gr22" draw:text-style-name="P124" svg:x1="2.902cm" svg:y1="1.81cm" svg:x2="0.096cm" svg:y2="1.81cm"><text:p/></draw:line><draw:line draw:style-name="gr22" draw:text-style-name="P124" svg:x1="2.902cm" svg:y1="2.1cm" svg:x2="0.096cm" svg:y2="2.1cm"><text:p/></draw:line><draw:line draw:style-name="gr22" draw:text-style-name="P124" svg:x1="2.902cm" svg:y1="2.376cm" svg:x2="0.096cm" svg:y2="2.376cm"><text:p/></draw:line><draw:line draw:style-name="gr22" draw:text-style-name="P124" svg:x1="2.902cm" svg:y1="2.653cm" svg:x2="0.096cm" svg:y2="2.653cm"><text:p/></draw:line><draw:line draw:style-name="gr22" draw:text-style-name="P124" svg:x1="2.902cm" svg:y1="0.419cm" svg:x2="0.096cm" svg:y2="0.419cm"><text:p/></draw:line><draw:line draw:style-name="gr22" draw:text-style-name="P124" svg:x1="2.902cm" svg:y1="0.695cm" svg:x2="0.096cm" svg:y2="0.695cm"><text:p/></draw:line><draw:line draw:style-name="gr22" draw:text-style-name="P124" svg:x1="2.902cm" svg:y1="0.98cm" svg:x2="0.096cm" svg:y2="0.98cm"><text:p/></draw:line><draw:line draw:style-name="gr22" draw:text-style-name="P124" svg:x1="2.902cm" svg:y1="1.258cm" svg:x2="0.096cm" svg:y2="1.258cm"><text:p/></draw:line></draw:g><draw:custom-shape text:anchor-type="paragraph" draw:z-index="205" draw:name="Forme1" draw:style-name="gr19" draw:text-style-name="P122" svg:width="2.807cm" svg:height="2.807cm" svg:x="0.095cm" svg:y="0.129cm"><text:p/><draw:enhanced-geometry svg:viewBox="0 0 21600 21600" draw:type="rectangle" draw:enhanced-path="M 0 0 L 21600 0 21600 21600 0 21600 0 0 Z N"/></draw:custom-shape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Caractères"><text:s text:c="8"/>100 %</text:span></text:h>
          <text:h text:style-name="_5f_Paragraphe" text:outline-level="1"><draw:g text:anchor-type="paragraph" draw:z-index="199" draw:name="Shape22_1" draw:style-name="gr20"><draw:rect draw:style-name="gr21" draw:text-style-name="P123" svg:width="2.793cm" svg:height="2.793cm" svg:x="0.026cm" svg:y="0.253cm"><text:p/></draw:rect><draw:line draw:style-name="gr22" draw:text-style-name="P124" svg:x1="1.418cm" svg:y1="0.249cm" svg:x2="1.418cm" svg:y2="3.041cm"><text:p/></draw:line><draw:line draw:style-name="gr22" draw:text-style-name="P124" svg:x1="1.688cm" svg:y1="0.249cm" svg:x2="1.688cm" svg:y2="3.041cm"><text:p/></draw:line><draw:line draw:style-name="gr22" draw:text-style-name="P124" svg:x1="1.979cm" svg:y1="0.249cm" svg:x2="1.979cm" svg:y2="3.041cm"><text:p/></draw:line><draw:line draw:style-name="gr22" draw:text-style-name="P124" svg:x1="2.263cm" svg:y1="0.249cm" svg:x2="2.263cm" svg:y2="3.041cm"><text:p/></draw:line><draw:line draw:style-name="gr22" draw:text-style-name="P124" svg:x1="2.53cm" svg:y1="0.249cm" svg:x2="2.53cm" svg:y2="3.041cm"><text:p/></draw:line><draw:line draw:style-name="gr22" draw:text-style-name="P124" svg:x1="0.306cm" svg:y1="0.249cm" svg:x2="0.306cm" svg:y2="3.041cm"><text:p/></draw:line><draw:line draw:style-name="gr22" draw:text-style-name="P124" svg:x1="0.581cm" svg:y1="0.249cm" svg:x2="0.581cm" svg:y2="3.041cm"><text:p/></draw:line><draw:line draw:style-name="gr22" draw:text-style-name="P124" svg:x1="0.865cm" svg:y1="0.249cm" svg:x2="0.865cm" svg:y2="3.041cm"><text:p/></draw:line><draw:line draw:style-name="gr22" draw:text-style-name="P124" svg:x1="1.149cm" svg:y1="0.249cm" svg:x2="1.149cm" svg:y2="3.041cm"><text:p/></draw:line><draw:line draw:style-name="gr22" draw:text-style-name="P124" svg:x1="2.818cm" svg:y1="1.646cm" svg:x2="0.026cm" svg:y2="1.646cm"><text:p/></draw:line><draw:line draw:style-name="gr22" draw:text-style-name="P124" svg:x1="2.818cm" svg:y1="1.92cm" svg:x2="0.026cm" svg:y2="1.92cm"><text:p/></draw:line><draw:line draw:style-name="gr22" draw:text-style-name="P124" svg:x1="2.818cm" svg:y1="2.21cm" svg:x2="0.026cm" svg:y2="2.21cm"><text:p/></draw:line><draw:line draw:style-name="gr22" draw:text-style-name="P124" svg:x1="2.818cm" svg:y1="2.484cm" svg:x2="0.026cm" svg:y2="2.484cm"><text:p/></draw:line><draw:line draw:style-name="gr22" draw:text-style-name="P124" svg:x1="2.818cm" svg:y1="2.758cm" svg:x2="0.026cm" svg:y2="2.758cm"><text:p/></draw:line><draw:line draw:style-name="gr22" draw:text-style-name="P124" svg:x1="2.818cm" svg:y1="0.538cm" svg:x2="0.026cm" svg:y2="0.538cm"><text:p/></draw:line><draw:line draw:style-name="gr22" draw:text-style-name="P124" svg:x1="2.818cm" svg:y1="0.809cm" svg:x2="0.026cm" svg:y2="0.809cm"><text:p/></draw:line><draw:line draw:style-name="gr22" draw:text-style-name="P124" svg:x1="2.818cm" svg:y1="1.097cm" svg:x2="0.026cm" svg:y2="1.097cm"><text:p/></draw:line><draw:line draw:style-name="gr22" draw:text-style-name="P124" svg:x1="2.818cm" svg:y1="1.374cm" svg:x2="0.026cm" svg:y2="1.374cm"><text:p/></draw:line></draw:g><draw:custom-shape text:anchor-type="paragraph" draw:z-index="207" draw:name="Forme3" draw:style-name="gr17" draw:text-style-name="P122" svg:width="1.392cm" svg:height="1.394cm" svg:x="1.418cm" svg:y="0.254cm"><text:p/><draw:enhanced-geometry svg:viewBox="0 0 21600 21600" draw:type="rectangle" draw:enhanced-path="M 0 0 L 21600 0 21600 21600 0 21600 0 0 Z N"/></draw:custom-shape><draw:custom-shape text:anchor-type="paragraph" draw:z-index="209" draw:name="Forme3_1" draw:style-name="gr17" draw:text-style-name="P122" svg:width="1.392cm" svg:height="1.394cm" svg:x="0.026cm" svg:y="0.254cm"><text:p/><draw:enhanced-geometry svg:viewBox="0 0 21600 21600" draw:type="rectangle" draw:enhanced-path="M 0 0 L 21600 0 21600 21600 0 21600 0 0 Z N"/></draw:custom-shape><text:span text:style-name="_5f_pointillés_20_gris"/></text:h>
          <text:h text:style-name="_5f_Paragraphe" text:outline-level="1"><text:span text:style-name="_5f_pointillés_20_gris"/></text:h>
          <text:h text:style-name="_5f_Paragraphe" text:outline-level="1"><draw:custom-shape text:anchor-type="paragraph" draw:z-index="208" draw:name="Forme3_0" draw:style-name="gr17" draw:text-style-name="P122" svg:width="1.392cm" svg:height="1.394cm" svg:x="0.026cm" svg:y="0.423cm"><text:p/><draw:enhanced-geometry svg:viewBox="0 0 21600 21600" draw:type="rectangle" draw:enhanced-path="M 0 0 L 21600 0 21600 21600 0 21600 0 0 Z N"/></draw:custom-shape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Caractères"><text:s text:c="9"/>75 %</text:span></text:h>
          <text:h text:style-name="_5f_Paragraphe" text:outline-level="1"><draw:g text:anchor-type="paragraph" draw:z-index="200" draw:name="Shape22_2" draw:style-name="gr20"><draw:rect draw:style-name="gr21" draw:text-style-name="P123" svg:width="2.793cm" svg:height="2.793cm" svg:x="0.026cm" svg:y="0.253cm"><text:p/></draw:rect><draw:line draw:style-name="gr22" draw:text-style-name="P124" svg:x1="1.418cm" svg:y1="0.249cm" svg:x2="1.418cm" svg:y2="3.041cm"><text:p/></draw:line><draw:line draw:style-name="gr22" draw:text-style-name="P124" svg:x1="1.688cm" svg:y1="0.249cm" svg:x2="1.688cm" svg:y2="3.041cm"><text:p/></draw:line><draw:line draw:style-name="gr22" draw:text-style-name="P124" svg:x1="1.979cm" svg:y1="0.249cm" svg:x2="1.979cm" svg:y2="3.041cm"><text:p/></draw:line><draw:line draw:style-name="gr22" draw:text-style-name="P124" svg:x1="2.263cm" svg:y1="0.249cm" svg:x2="2.263cm" svg:y2="3.041cm"><text:p/></draw:line><draw:line draw:style-name="gr22" draw:text-style-name="P124" svg:x1="2.53cm" svg:y1="0.249cm" svg:x2="2.53cm" svg:y2="3.041cm"><text:p/></draw:line><draw:line draw:style-name="gr22" draw:text-style-name="P124" svg:x1="0.306cm" svg:y1="0.249cm" svg:x2="0.306cm" svg:y2="3.041cm"><text:p/></draw:line><draw:line draw:style-name="gr22" draw:text-style-name="P124" svg:x1="0.581cm" svg:y1="0.249cm" svg:x2="0.581cm" svg:y2="3.041cm"><text:p/></draw:line><draw:line draw:style-name="gr22" draw:text-style-name="P124" svg:x1="0.865cm" svg:y1="0.249cm" svg:x2="0.865cm" svg:y2="3.041cm"><text:p/></draw:line><draw:line draw:style-name="gr22" draw:text-style-name="P124" svg:x1="1.149cm" svg:y1="0.249cm" svg:x2="1.149cm" svg:y2="3.041cm"><text:p/></draw:line><draw:line draw:style-name="gr22" draw:text-style-name="P124" svg:x1="2.818cm" svg:y1="1.646cm" svg:x2="0.026cm" svg:y2="1.646cm"><text:p/></draw:line><draw:line draw:style-name="gr22" draw:text-style-name="P124" svg:x1="2.818cm" svg:y1="1.92cm" svg:x2="0.026cm" svg:y2="1.92cm"><text:p/></draw:line><draw:line draw:style-name="gr22" draw:text-style-name="P124" svg:x1="2.818cm" svg:y1="2.21cm" svg:x2="0.026cm" svg:y2="2.21cm"><text:p/></draw:line><draw:line draw:style-name="gr22" draw:text-style-name="P124" svg:x1="2.818cm" svg:y1="2.484cm" svg:x2="0.026cm" svg:y2="2.484cm"><text:p/></draw:line><draw:line draw:style-name="gr22" draw:text-style-name="P124" svg:x1="2.818cm" svg:y1="2.758cm" svg:x2="0.026cm" svg:y2="2.758cm"><text:p/></draw:line><draw:line draw:style-name="gr22" draw:text-style-name="P124" svg:x1="2.818cm" svg:y1="0.538cm" svg:x2="0.026cm" svg:y2="0.538cm"><text:p/></draw:line><draw:line draw:style-name="gr22" draw:text-style-name="P124" svg:x1="2.818cm" svg:y1="0.809cm" svg:x2="0.026cm" svg:y2="0.809cm"><text:p/></draw:line><draw:line draw:style-name="gr22" draw:text-style-name="P124" svg:x1="2.818cm" svg:y1="1.097cm" svg:x2="0.026cm" svg:y2="1.097cm"><text:p/></draw:line><draw:line draw:style-name="gr22" draw:text-style-name="P124" svg:x1="2.818cm" svg:y1="1.374cm" svg:x2="0.026cm" svg:y2="1.374cm"><text:p/></draw:line></draw:g><draw:custom-shape text:anchor-type="paragraph" draw:z-index="211" draw:name="Forme5" draw:style-name="gr15" draw:text-style-name="P122" svg:width="1.392cm" svg:height="2.793cm" svg:x="0.026cm" svg:y="0.249cm"><text:p/><draw:enhanced-geometry svg:viewBox="0 0 21600 21600" draw:type="rectangle" draw:enhanced-path="M 0 0 L 21600 0 21600 21600 0 21600 0 0 Z N"/></draw:custom-shape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Caractères"><text:s text:c="9"/>50 %</text:span></text:h>
          <text:h text:style-name="_5f_Paragraphe" text:outline-level="1"><draw:g text:anchor-type="paragraph" draw:z-index="201" draw:name="Shape22_3" draw:style-name="gr20"><draw:rect draw:style-name="gr21" draw:text-style-name="P123" svg:width="2.793cm" svg:height="2.793cm" svg:x="0.067cm" svg:y="0.131cm"><text:p/></draw:rect><draw:line draw:style-name="gr22" draw:text-style-name="P124" svg:x1="1.457cm" svg:y1="0.127cm" svg:x2="1.457cm" svg:y2="2.919cm"><text:p/></draw:line><draw:line draw:style-name="gr22" draw:text-style-name="P124" svg:x1="1.733cm" svg:y1="0.127cm" svg:x2="1.733cm" svg:y2="2.919cm"><text:p/></draw:line><draw:line draw:style-name="gr22" draw:text-style-name="P124" svg:x1="2.018cm" svg:y1="0.127cm" svg:x2="2.018cm" svg:y2="2.919cm"><text:p/></draw:line><draw:line draw:style-name="gr22" draw:text-style-name="P124" svg:x1="2.308cm" svg:y1="0.127cm" svg:x2="2.308cm" svg:y2="2.919cm"><text:p/></draw:line><draw:line draw:style-name="gr22" draw:text-style-name="P124" svg:x1="2.57cm" svg:y1="0.127cm" svg:x2="2.57cm" svg:y2="2.919cm"><text:p/></draw:line><draw:line draw:style-name="gr22" draw:text-style-name="P124" svg:x1="0.347cm" svg:y1="0.127cm" svg:x2="0.347cm" svg:y2="2.919cm"><text:p/></draw:line><draw:line draw:style-name="gr22" draw:text-style-name="P124" svg:x1="0.621cm" svg:y1="0.127cm" svg:x2="0.621cm" svg:y2="2.919cm"><text:p/></draw:line><draw:line draw:style-name="gr22" draw:text-style-name="P124" svg:x1="0.905cm" svg:y1="0.127cm" svg:x2="0.905cm" svg:y2="2.919cm"><text:p/></draw:line><draw:line draw:style-name="gr22" draw:text-style-name="P124" svg:x1="1.189cm" svg:y1="0.127cm" svg:x2="1.189cm" svg:y2="2.919cm"><text:p/></draw:line><draw:line draw:style-name="gr22" draw:text-style-name="P124" svg:x1="2.858cm" svg:y1="1.524cm" svg:x2="0.066cm" svg:y2="1.524cm"><text:p/></draw:line><draw:line draw:style-name="gr22" draw:text-style-name="P124" svg:x1="2.858cm" svg:y1="1.799cm" svg:x2="0.066cm" svg:y2="1.799cm"><text:p/></draw:line><draw:line draw:style-name="gr22" draw:text-style-name="P124" svg:x1="2.858cm" svg:y1="2.088cm" svg:x2="0.066cm" svg:y2="2.088cm"><text:p/></draw:line><draw:line draw:style-name="gr22" draw:text-style-name="P124" svg:x1="2.858cm" svg:y1="2.362cm" svg:x2="0.066cm" svg:y2="2.362cm"><text:p/></draw:line><draw:line draw:style-name="gr22" draw:text-style-name="P124" svg:x1="2.858cm" svg:y1="2.636cm" svg:x2="0.066cm" svg:y2="2.636cm"><text:p/></draw:line><draw:line draw:style-name="gr22" draw:text-style-name="P124" svg:x1="2.858cm" svg:y1="0.413cm" svg:x2="0.066cm" svg:y2="0.413cm"><text:p/></draw:line><draw:line draw:style-name="gr22" draw:text-style-name="P124" svg:x1="2.858cm" svg:y1="0.687cm" svg:x2="0.066cm" svg:y2="0.687cm"><text:p/></draw:line><draw:line draw:style-name="gr22" draw:text-style-name="P124" svg:x1="2.858cm" svg:y1="0.973cm" svg:x2="0.066cm" svg:y2="0.973cm"><text:p/></draw:line><draw:line draw:style-name="gr22" draw:text-style-name="P124" svg:x1="2.858cm" svg:y1="1.25cm" svg:x2="0.066cm" svg:y2="1.25cm"><text:p/></draw:line></draw:g><draw:custom-shape text:anchor-type="paragraph" draw:z-index="206" draw:name="Forme2" draw:style-name="gr18" draw:text-style-name="P122" svg:width="1.391cm" svg:height="1.394cm" svg:x="0.067cm" svg:y="0.127cm"><text:p/><draw:enhanced-geometry svg:viewBox="0 0 21600 21600" draw:type="rectangle" draw:enhanced-path="M 0 0 L 21600 0 21600 21600 0 21600 0 0 Z N"/></draw:custom-shape></text:h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><text:span text:style-name="_5f_Caractères"><text:s text:c="9"/>25 %</text:span></text:h>
          <text:h text:style-name="_5f_Paragraphe" text:outline-level="1"><draw:custom-shape text:anchor-type="paragraph" draw:z-index="210" draw:name="Forme4" draw:style-name="gr16" draw:text-style-name="P122" svg:width="1.392cm" svg:height="0.846cm" svg:x="0.026cm" svg:y="0.245cm"><text:p/><draw:enhanced-geometry svg:viewBox="0 0 21600 21600" draw:type="rectangle" draw:enhanced-path="M 0 0 L 21600 0 21600 21600 0 21600 0 0 Z N"/></draw:custom-shape><draw:g text:anchor-type="paragraph" draw:z-index="202" draw:name="Shape22_4" draw:style-name="gr20"><draw:rect draw:style-name="gr21" draw:text-style-name="P123" svg:width="2.793cm" svg:height="2.793cm" svg:x="0.026cm" svg:y="0.249cm"><text:p/></draw:rect><draw:line draw:style-name="gr22" draw:text-style-name="P124" svg:x1="1.418cm" svg:y1="0.245cm" svg:x2="1.418cm" svg:y2="3.037cm"><text:p/></draw:line><draw:line draw:style-name="gr22" draw:text-style-name="P124" svg:x1="1.688cm" svg:y1="0.245cm" svg:x2="1.688cm" svg:y2="3.037cm"><text:p/></draw:line><draw:line draw:style-name="gr22" draw:text-style-name="P124" svg:x1="1.979cm" svg:y1="0.245cm" svg:x2="1.979cm" svg:y2="3.037cm"><text:p/></draw:line><draw:line draw:style-name="gr22" draw:text-style-name="P124" svg:x1="2.263cm" svg:y1="0.245cm" svg:x2="2.263cm" svg:y2="3.037cm"><text:p/></draw:line><draw:line draw:style-name="gr22" draw:text-style-name="P124" svg:x1="2.53cm" svg:y1="0.245cm" svg:x2="2.53cm" svg:y2="3.037cm"><text:p/></draw:line><draw:line draw:style-name="gr22" draw:text-style-name="P124" svg:x1="0.306cm" svg:y1="0.245cm" svg:x2="0.306cm" svg:y2="3.037cm"><text:p/></draw:line><draw:line draw:style-name="gr22" draw:text-style-name="P124" svg:x1="0.581cm" svg:y1="0.245cm" svg:x2="0.581cm" svg:y2="3.037cm"><text:p/></draw:line><draw:line draw:style-name="gr22" draw:text-style-name="P124" svg:x1="0.865cm" svg:y1="0.245cm" svg:x2="0.865cm" svg:y2="3.037cm"><text:p/></draw:line><draw:line draw:style-name="gr22" draw:text-style-name="P124" svg:x1="1.149cm" svg:y1="0.245cm" svg:x2="1.149cm" svg:y2="3.037cm"><text:p/></draw:line><draw:line draw:style-name="gr23" draw:text-style-name="P126" svg:x1="2.818cm" svg:y1="1.642cm" svg:x2="0.026cm" svg:y2="1.642cm"><text:p text:style-name="P125"><text:span text:style-name="T185"/></text:p><text:p text:style-name="P125"><text:span text:style-name="T185"/></text:p><text:p text:style-name="P125"><text:span text:style-name="T185"/></text:p><text:p text:style-name="P125"><text:span text:style-name="T185"/></text:p></draw:line><draw:line draw:style-name="gr22" draw:text-style-name="P124" svg:x1="2.818cm" svg:y1="1.915cm" svg:x2="0.026cm" svg:y2="1.915cm"><text:p/></draw:line><draw:line draw:style-name="gr22" draw:text-style-name="P124" svg:x1="2.818cm" svg:y1="2.205cm" svg:x2="0.026cm" svg:y2="2.205cm"><text:p/></draw:line><draw:line draw:style-name="gr22" draw:text-style-name="P124" svg:x1="2.818cm" svg:y1="2.48cm" svg:x2="0.026cm" svg:y2="2.48cm"><text:p/></draw:line><draw:line draw:style-name="gr22" draw:text-style-name="P124" svg:x1="2.818cm" svg:y1="2.754cm" svg:x2="0.026cm" svg:y2="2.754cm"><text:p/></draw:line><draw:line draw:style-name="gr22" draw:text-style-name="P124" svg:x1="2.818cm" svg:y1="0.534cm" svg:x2="0.026cm" svg:y2="0.534cm"><text:p/></draw:line><draw:line draw:style-name="gr22" draw:text-style-name="P124" svg:x1="2.818cm" svg:y1="0.805cm" svg:x2="0.026cm" svg:y2="0.805cm"><text:p/></draw:line><draw:line draw:style-name="gr22" draw:text-style-name="P124" svg:x1="2.818cm" svg:y1="1.092cm" svg:x2="0.026cm" svg:y2="1.092cm"><text:p/></draw:line><draw:line draw:style-name="gr22" draw:text-style-name="P124" svg:x1="2.818cm" svg:y1="1.369cm" svg:x2="0.026cm" svg:y2="1.369cm"><text:p/></draw:line></draw:g></text:h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><text:span text:style-name="_5f_Caractères"><text:s text:c="8"/>15 %</text:span></text:h>
          <text:h text:style-name="_5f_Paragraphe" text:outline-level="1"><draw:custom-shape text:anchor-type="paragraph" draw:z-index="212" draw:name="Forme6" draw:style-name="gr14" draw:text-style-name="P122" svg:width="0.555cm" svg:height="1.394cm" svg:x="0.026cm" svg:y="0.245cm"><text:p/><draw:enhanced-geometry svg:viewBox="0 0 21600 21600" draw:type="rectangle" draw:enhanced-path="M 0 0 L 21600 0 21600 21600 0 21600 0 0 Z N"/></draw:custom-shape><draw:g text:anchor-type="paragraph" draw:z-index="203" draw:name="Shape22_5" draw:style-name="gr20"><draw:rect draw:style-name="gr21" draw:text-style-name="P123" svg:width="2.793cm" svg:height="2.793cm" svg:x="0.026cm" svg:y="0.249cm"><text:p/></draw:rect><draw:line draw:style-name="gr22" draw:text-style-name="P124" svg:x1="1.418cm" svg:y1="0.245cm" svg:x2="1.418cm" svg:y2="3.037cm"><text:p/></draw:line><draw:line draw:style-name="gr22" draw:text-style-name="P124" svg:x1="1.688cm" svg:y1="0.245cm" svg:x2="1.688cm" svg:y2="3.037cm"><text:p/></draw:line><draw:line draw:style-name="gr22" draw:text-style-name="P124" svg:x1="1.979cm" svg:y1="0.245cm" svg:x2="1.979cm" svg:y2="3.037cm"><text:p/></draw:line><draw:line draw:style-name="gr22" draw:text-style-name="P124" svg:x1="2.263cm" svg:y1="0.245cm" svg:x2="2.263cm" svg:y2="3.037cm"><text:p/></draw:line><draw:line draw:style-name="gr22" draw:text-style-name="P124" svg:x1="2.53cm" svg:y1="0.245cm" svg:x2="2.53cm" svg:y2="3.037cm"><text:p/></draw:line><draw:line draw:style-name="gr22" draw:text-style-name="P124" svg:x1="0.306cm" svg:y1="0.245cm" svg:x2="0.306cm" svg:y2="3.037cm"><text:p/></draw:line><draw:line draw:style-name="gr22" draw:text-style-name="P124" svg:x1="0.581cm" svg:y1="0.245cm" svg:x2="0.581cm" svg:y2="3.037cm"><text:p/></draw:line><draw:line draw:style-name="gr22" draw:text-style-name="P124" svg:x1="0.865cm" svg:y1="0.245cm" svg:x2="0.865cm" svg:y2="3.037cm"><text:p/></draw:line><draw:line draw:style-name="gr22" draw:text-style-name="P124" svg:x1="1.149cm" svg:y1="0.245cm" svg:x2="1.149cm" svg:y2="3.037cm"><text:p/></draw:line><draw:line draw:style-name="gr23" draw:text-style-name="P126" svg:x1="2.818cm" svg:y1="1.642cm" svg:x2="0.026cm" svg:y2="1.642cm"><text:p text:style-name="P125"><text:span text:style-name="T185"/></text:p><text:p text:style-name="P125"><text:span text:style-name="T185"/></text:p><text:p text:style-name="P125"><text:span text:style-name="T185"/></text:p><text:p text:style-name="P125"><text:span text:style-name="T185"/></text:p></draw:line><draw:line draw:style-name="gr22" draw:text-style-name="P124" svg:x1="2.818cm" svg:y1="1.915cm" svg:x2="0.026cm" svg:y2="1.915cm"><text:p/></draw:line><draw:line draw:style-name="gr22" draw:text-style-name="P124" svg:x1="2.818cm" svg:y1="2.205cm" svg:x2="0.026cm" svg:y2="2.205cm"><text:p/></draw:line><draw:line draw:style-name="gr22" draw:text-style-name="P124" svg:x1="2.818cm" svg:y1="2.48cm" svg:x2="0.026cm" svg:y2="2.48cm"><text:p/></draw:line><draw:line draw:style-name="gr22" draw:text-style-name="P124" svg:x1="2.818cm" svg:y1="2.754cm" svg:x2="0.026cm" svg:y2="2.754cm"><text:p/></draw:line><draw:line draw:style-name="gr22" draw:text-style-name="P124" svg:x1="2.818cm" svg:y1="0.534cm" svg:x2="0.026cm" svg:y2="0.534cm"><text:p/></draw:line><draw:line draw:style-name="gr22" draw:text-style-name="P124" svg:x1="2.818cm" svg:y1="0.805cm" svg:x2="0.026cm" svg:y2="0.805cm"><text:p/></draw:line><draw:line draw:style-name="gr22" draw:text-style-name="P124" svg:x1="2.818cm" svg:y1="1.092cm" svg:x2="0.026cm" svg:y2="1.092cm"><text:p/></draw:line><draw:line draw:style-name="gr22" draw:text-style-name="P124" svg:x1="2.818cm" svg:y1="1.369cm" svg:x2="0.026cm" svg:y2="1.369cm"><text:p/></draw:line></draw:g></text:h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><text:span text:style-name="_5f_Caractères"><text:s text:c="8"/>10 %</text:span></text:h>
        </text:section>
        <text:list xml:id="list165030830515528" text:continue-numbering="true" text:style-name="_5f_Numérotation_20_des_20_exercices">
          <text:list-item>
            <text:h text:style-name="P112" text:outline-level="1"><text:span text:style-name="_5f_Caractères">Pourcentages particuliers</text:span></text:h>
          </text:list-item>
        </text:list>
        <text:list xml:id="list752033110" text:style-name="_5f_Numérotation_20_des_20_exercices">
          <text:list-item>
            <text:list>
              <text:list-item>
                <text:p text:style-name="P110"><text:span text:style-name="_5f_Caractères">Écris chaque pourcentage sous la forme d'une fraction simplifiée.</text:span></text:p>
              </text:list-item>
            </text:list>
          </text:list-item>
        </text:list>
        <text:section text:style-name="Sect3" text:name="Section3">
          <text:h text:style-name="_5f_Paragraphe" text:outline-level="1"><text:span text:style-name="_5f_Caractères">50 % : </text:span><draw:frame draw:style-name="fr5" draw:name="Object1" text:anchor-type="as-char" svg:y="-0.534cm" svg:width="0.293cm" svg:height="0.87cm" draw:z-index="358"><draw:object xlink:href="./Object 2" xlink:type="simple" xlink:show="embed" xlink:actuate="onLoad"/><draw:image xlink:href="./ObjectReplacements/Object 2" xlink:type="simple" xlink:show="embed" xlink:actuate="onLoad"/><svg:desc>formula</svg:desc></draw:frame></text:h>
          <text:h text:style-name="_5f_Paragraphe" text:outline-level="1"><text:span text:style-name="_5f_Caractères">10 % : </text:span><draw:frame draw:style-name="fr5" draw:name="Objet2" text:anchor-type="as-char" svg:y="-0.534cm" svg:width="0.517cm" svg:height="0.87cm" draw:z-index="359"><draw:object xlink:href="./Object 3" xlink:type="simple" xlink:show="embed" xlink:actuate="onLoad"/><draw:image xlink:href="./ObjectReplacements/Object 3" xlink:type="simple" xlink:show="embed" xlink:actuate="onLoad"/><svg:desc>formule</svg:desc></draw:frame></text:h>
          <text:h text:style-name="_5f_Paragraphe" text:outline-level="1"><text:span text:style-name="_5f_Caractères">25 % : </text:span><draw:frame draw:style-name="fr5" draw:name="Object3" text:anchor-type="as-char" svg:y="-0.534cm" svg:width="0.293cm" svg:height="0.87cm" draw:z-index="360"><draw:object xlink:href="./Object 4" xlink:type="simple" xlink:show="embed" xlink:actuate="onLoad"/><draw:image xlink:href="./ObjectReplacements/Object 4" xlink:type="simple" xlink:show="embed" xlink:actuate="onLoad"/><svg:desc>formula</svg:desc></draw:frame></text:h>
          <text:h text:style-name="_5f_Paragraphe" text:outline-level="1"><text:span text:style-name="_5f_Caractères">20 % : </text:span><draw:frame draw:style-name="fr5" draw:name="Objet3" text:anchor-type="as-char" svg:y="-0.534cm" svg:width="0.293cm" svg:height="0.87cm" draw:z-index="362"><draw:object xlink:href="./Object 5" xlink:type="simple" xlink:show="embed" xlink:actuate="onLoad"/><draw:image xlink:href="./ObjectReplacements/Object 5" xlink:type="simple" xlink:show="embed" xlink:actuate="onLoad"/><svg:desc>formule</svg:desc></draw:frame></text:h>
          <text:h text:style-name="_5f_Paragraphe" text:outline-level="1"><text:span text:style-name="_5f_Caractères">5 % : </text:span><draw:frame draw:style-name="fr5" draw:name="Objet1" text:anchor-type="as-char" svg:y="-0.534cm" svg:width="0.517cm" svg:height="0.87cm" draw:z-index="363"><draw:object xlink:href="./Object 1" xlink:type="simple" xlink:show="embed" xlink:actuate="onLoad"/><draw:image xlink:href="./ObjectReplacements/Object 1" xlink:type="simple" xlink:show="embed" xlink:actuate="onLoad"/><svg:desc>formule</svg:desc></draw:frame></text:h>
          <text:h text:style-name="_5f_Paragraphe" text:outline-level="1"><text:span text:style-name="_5f_Caractères">75 % : </text:span><draw:frame draw:style-name="fr5" draw:name="Objet4" text:anchor-type="as-char" svg:y="-0.534cm" svg:width="0.293cm" svg:height="0.87cm" draw:z-index="364"><draw:object xlink:href="./Object 6" xlink:type="simple" xlink:show="embed" xlink:actuate="onLoad"/><draw:image xlink:href="./ObjectReplacements/Object 6" xlink:type="simple" xlink:show="embed" xlink:actuate="onLoad"/><svg:desc>formule</svg:desc></draw:frame></text:h>
        </text:section>
        <text:list xml:id="list165030475279265" text:continue-numbering="true" text:style-name="_5f_Numérotation_20_des_20_exercices">
          <text:list-item>
            <text:list>
              <text:list-item>
                <text:p text:style-name="P110"><text:span text:style-name="_5f_Caractères">Calcule mentalement :</text:span></text:p>
              </text:list-item>
            </text:list>
          </text:list-item>
        </text:list>
        <text:h text:style-name="_5f_Paragraphe" text:outline-level="1"><text:span text:style-name="_5f_Caractères">25 % de 12 € : </text:span><text:span text:style-name="_5f_Caractères_5f_correction">12 € </text:span><text:span text:style-name="_5f_Caractères_5f_correction"><text:span text:style-name="T179">÷</text:span></text:span><text:span text:style-name="_5f_Caractères_5f_correction"> 4 = 3 €</text:span></text:h>
        <text:h text:style-name="P108" text:outline-level="1"><text:span text:style-name="_5f_Caractères">10 % de 160 g : </text:span><text:span text:style-name="_5f_Caractères_5f_correction">160 g </text:span><text:span text:style-name="_5f_Caractères_5f_correction"><text:span text:style-name="T179">÷</text:span></text:span><text:span text:style-name="_5f_Caractères_5f_correction"> 10 = 16 g</text:span></text:h>
        <text:h text:style-name="P108" text:outline-level="1"><text:span text:style-name="_5f_Caractères">50 % de 438 m : </text:span><text:span text:style-name="_5f_Caractères_5f_correction">438 m </text:span><text:span text:style-name="_5f_Caractères_5f_correction"><text:span text:style-name="T179">÷</text:span></text:span><text:span text:style-name="_5f_Caractères_5f_correction"> 2 = 219 m</text:span></text:h>
        <text:h text:style-name="P108" text:outline-level="1"><text:span text:style-name="_5f_Caractères">20 % de 45 L : </text:span><text:span text:style-name="_5f_Caractères_5f_correction">45 L </text:span><text:span text:style-name="_5f_Caractères_5f_correction"><text:span text:style-name="T179">÷</text:span></text:span><text:span text:style-name="_5f_Caractères_5f_correction"> 5 = 9 L</text:span></text:h>
        <text:h text:style-name="P108" text:outline-level="1"><text:span text:style-name="_5f_Caractères">75 % de 28 min : </text:span><text:span text:style-name="_5f_Caractères_5f_correction">(28 min </text:span><text:span text:style-name="_5f_Caractères_5f_correction"><text:span text:style-name="T179">÷</text:span></text:span><text:span text:style-name="_5f_Caractères_5f_correction"> 4) × 3= 21 min</text:span></text:h>
        <text:h text:style-name="P108" text:outline-level="1"><text:span text:style-name="_5f_Caractères">5 % de 48 km : </text:span><text:span text:style-name="_5f_Caractères_5f_correction">48 km </text:span><text:span text:style-name="_5f_Caractères_5f_correction"><text:span text:style-name="T179">÷</text:span></text:span><text:span text:style-name="_5f_Caractères_5f_correction"> 20 = 2,4 km</text:span></text:h>
        <text:list xml:id="list165031997223296" text:continue-list="list165030830515528" text:style-name="_5f_Numérotation_20_des_20_exercices">
          <text:list-item>
            <text:h text:style-name="_5f_Titre_5f_Exercices_5f_avec_5f_Titre" text:outline-level="1"><text:span text:style-name="_5f_Caractères">Au collège</text:span></text:h>
          </text:list-item>
        </text:list>
        <text:h text:style-name="_5f_Paragraphe" text:outline-level="1"><text:span text:style-name="_5f_Caractères">Dans un collège de 575 élèves, 28 % des collé­giens sont en 6e. Calcule le nombre d'élèves de 6e dans ce collège.</text:span></text:h>
        <text:h text:style-name="_5f_Paragraphe" text:outline-level="1"><text:span text:style-name="_5f_Caractères_5f_correction"><draw:frame draw:style-name="fr5" draw:name="Objet5" text:anchor-type="as-char" svg:y="-0.534cm" svg:width="0.741cm" svg:height="0.87cm" draw:z-index="361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_5f_Caractères_5f_correction"> × 575 = 161 </text:span></text:h>
        <text:h text:style-name="_5f_Paragraphe" text:outline-level="1"><text:span text:style-name="_5f_Caractères_5f_correction">Il y a 161 élèves en 6e dans ce collège.<text:line-break/></text:span></text:h>
        <text:list xml:id="list165031495052354" text:continue-numbering="true" text:style-name="_5f_Numérotation_20_des_20_exercices">
          <text:list-item>
            <text:h text:style-name="_5f_Titre_5f_Exercices_5f_avec_5f_Titre" text:outline-level="1"><text:span text:style-name="_5f_Caractères">Farine de blé</text:span></text:h>
          </text:list-item>
        </text:list>
        <text:h text:style-name="_5f_Paragraphe" text:outline-level="1"><text:span text:style-name="_5f_Caractères">Le blé donne 80 % de sa masse en farine.</text:span></text:h>
        <text:list xml:id="list165031814749478" text:continue-list="list165030475279265" text:style-name="_5f_Numérotation_20_des_20_exercices">
          <text:list-item>
            <text:list>
              <text:list-item text:start-value="1">
                <text:p text:style-name="P110"><text:span text:style-name="_5f_Caractères">Complète le tableau de proportionnalité.</text:span></text:p>
              </text:list-item>
            </text:list>
          </text:list-item>
        </text:list>
        <table:table table:name="Tableau26" table:style-name="Tableau26">
          <table:table-column table:style-name="Tableau26.A"/>
          <table:table-column table:style-name="Tableau26.B"/>
          <table:table-column table:style-name="Tableau26.C"/>
          <table:table-column table:style-name="Tableau26.D"/>
          <table:table-row table:style-name="TableLine108886448">
            <table:table-cell table:style-name="Tableau26.A1" office:value-type="string">
              <text:h text:style-name="_5f_Tableau_5f_Centré_5f_Gras" text:outline-level="1"><text:span text:style-name="_5f_Caractères">Masse de blé (en g)</text:span></text:h>
            </table:table-cell>
            <table:table-cell table:style-name="Tableau26.B1" office:value-type="float" office:value="100">
              <text:h text:style-name="_5f_Tableau_5f_Centré_5f_Gras" text:outline-level="1"><text:span text:style-name="_5f_Caractères"><text:span text:style-name="T181">100</text:span></text:span></text:h>
            </table:table-cell>
            <table:table-cell table:style-name="Tableau26.B1" office:value-type="float" office:value="500">
              <text:h text:style-name="_5f_Tableau_5f_Centré_5f_Gras" text:outline-level="1"><text:span text:style-name="_5f_Caractères"><text:span text:style-name="T181">500</text:span></text:span></text:h>
            </table:table-cell>
            <table:table-cell table:style-name="Tableau26.D1" office:value-type="string">
              <text:h text:style-name="_5f_Tableau_5f_Centré_5f_Gras" text:outline-level="1"><text:span text:style-name="_5f_Caractères_5f_correction"><text:span text:style-name="T181">500 ÷ 0,8 = 625</text:span></text:span></text:h>
            </table:table-cell>
          </table:table-row>
          <table:table-row table:style-name="Tableau26.2">
            <table:table-cell table:style-name="Tableau26.A2" office:value-type="string">
              <text:h text:style-name="_5f_Tableau_5f_Centré_5f_Gras" text:outline-level="1"><text:span text:style-name="_5f_Caractères">Masse de farine (en g)</text:span></text:h>
            </table:table-cell>
            <table:table-cell table:style-name="Tableau26.B2" office:value-type="string">
              <text:h text:style-name="_5f_Tableau_5f_Centré" text:outline-level="1"><text:span text:style-name="_5f_Caractères_5f_correction">80</text:span></text:h>
            </table:table-cell>
            <table:table-cell table:style-name="Tableau26.C2" office:value-type="string">
              <text:h text:style-name="_5f_Tableau_5f_Centré" text:outline-level="1"><text:span text:style-name="_5f_Caractères_5f_correction">80 × 5</text:span></text:h>
              <text:h text:style-name="_5f_Tableau_5f_Centré" text:outline-level="1"><text:span text:style-name="_5f_Caractères_5f_correction">= 400</text:span></text:h>
            </table:table-cell>
            <table:table-cell table:style-name="Tableau26.D2" office:value-type="float" office:value="500">
              <text:h text:style-name="_5f_Tableau_5f_Centré" text:outline-level="1"><text:span text:style-name="_5f_Caractères">500</text:span></text:h>
            </table:table-cell>
          </table:table-row>
        </table:table>
        <text:list xml:id="list165031009132737" text:continue-numbering="true" text:style-name="_5f_Numérotation_20_des_20_exercices">
          <text:list-item>
            <text:list>
              <text:list-item>
                <text:p text:style-name="P110"><text:span text:style-name="_5f_Caractères">Quelle est la masse de farine obtenue à partir de 500 g de blé ?</text:span></text:p>
              </text:list-item>
            </text:list>
          </text:list-item>
        </text:list>
        <text:h text:style-name="_5f_Tableau_5f_Centré" text:outline-level="1"><text:span text:style-name="_5f_Caractères_5f_correction">500 ÷ 100 = 5</text:span></text:h>
        <text:h text:style-name="_5f_Paragraphe" text:outline-level="1"><text:span text:style-name="_5f_Caractères_5f_correction">Avec 500 g de blé, on obtient 400 g de farine</text:span><text:span text:style-name="_5f_Caractères">.</text:span></text:h>
        <text:list xml:id="list165031714577042" text:continue-numbering="true" text:style-name="_5f_Numérotation_20_des_20_exercices">
          <text:list-item>
            <text:list>
              <text:list-item>
                <text:p text:style-name="P110"><text:span text:style-name="_5f_Caractères">Quelle masse de blé faut‑il pour obtenir 500 g de farine ?</text:span></text:p>
              </text:list-item>
            </text:list>
          </text:list-item>
        </text:list>
        <text:h text:style-name="_5f_Paragraphe" text:outline-level="1"><text:span text:style-name="_5f_Caractères_5f_correction">80 % = 0,8</text:span></text:h>
        <text:h text:style-name="_5f_Paragraphe" text:outline-level="1"><text:span text:style-name="_5f_Caractères_5f_correction">Pour obtenir 500 g de farine, il faut 625 g de blé</text:span><text:span text:style-name="_5f_Caractères">.</text:span></text:h>
        <text:list xml:id="list165032393638040" text:continue-list="list165031495052354" text:style-name="_5f_Numérotation_20_des_20_exercices">
          <text:list-item>
            <text:h text:style-name="_5f_Titre_5f_Exercices_5f_avec_5f_Titre" text:outline-level="1"><text:span text:style-name="_5f_Caractères">Pendant les soldes</text:span></text:h>
          </text:list-item>
        </text:list>
        <text:h text:style-name="_5f_Paragraphe" text:outline-level="1"><text:span text:style-name="_5f_Caractères">Durant les soldes, un commerçant effectue une re­mise de 40 % sur tous les articles de son magasin.</text:span></text:h>
        <text:list xml:id="list165032401377051" text:continue-list="list165031714577042" text:style-name="_5f_Numérotation_20_des_20_exercices">
          <text:list-item>
            <text:list>
              <text:list-item text:start-value="1">
                <text:p text:style-name="P110"><text:span text:style-name="_5f_Caractères">Complète le tableau de proportionnalité :</text:span></text:p>
              </text:list-item>
            </text:list>
          </text:list-item>
        </text:list>
        <table:table table:name="Tableau25" table:style-name="Tableau25">
          <table:table-column table:style-name="Tableau25.A"/>
          <table:table-column table:style-name="Tableau25.B"/>
          <table:table-column table:style-name="Tableau25.C"/>
          <table:table-column table:style-name="Tableau25.D"/>
          <table:table-row table:style-name="TableLine108651872">
            <table:table-cell table:style-name="Tableau25.A1" office:value-type="string">
              <text:h text:style-name="_5f_Tableau_5f_Centré_5f_Gras" text:outline-level="1">Prix initial (en €)</text:h>
            </table:table-cell>
            <table:table-cell table:style-name="Tableau25.B1" office:value-type="float" office:value="100">
              <text:h text:style-name="P102" text:outline-level="1">100</text:h>
            </table:table-cell>
            <table:table-cell table:style-name="Tableau25.B1" office:value-type="float" office:value="20">
              <text:h text:style-name="P102" text:outline-level="1">20</text:h>
            </table:table-cell>
            <table:table-cell table:style-name="Tableau25.D1" office:value-type="float" office:value="39">
              <text:h text:style-name="P102" text:outline-level="1">39</text:h>
            </table:table-cell>
          </table:table-row>
          <table:table-row table:style-name="TableLine108807056">
            <table:table-cell table:style-name="Tableau25.A2" office:value-type="string">
              <text:h text:style-name="_5f_Tableau_5f_Centré_5f_Gras" text:outline-level="1">Remise effectuée (en €)</text:h>
            </table:table-cell>
            <table:table-cell table:style-name="Tableau25.B2" office:value-type="float" office:value="40">
              <text:h text:style-name="_5f_Tableau_5f_Centré" text:outline-level="1">40</text:h>
            </table:table-cell>
            <table:table-cell table:style-name="Tableau25.C2" office:value-type="string">
              <text:h text:style-name="_5f_Tableau_5f_Centré" text:outline-level="1"><text:span text:style-name="_5f_Caractères_5f_correction">20 × 0,4</text:span></text:h>
              <text:h text:style-name="_5f_Tableau_5f_Centré" text:outline-level="1"><text:span text:style-name="_5f_Caractères_5f_correction">= 8</text:span></text:h>
            </table:table-cell>
            <table:table-cell table:style-name="Tableau25.D2" office:value-type="string">
              <text:h text:style-name="_5f_Tableau_5f_Centré" text:outline-level="1"><text:span text:style-name="_5f_Caractères_5f_correction">39 × 0,4</text:span></text:h>
              <text:h text:style-name="_5f_Tableau_5f_Centré" text:outline-level="1"><text:span text:style-name="_5f_Caractères_5f_correction">= 15,6</text:span></text:h>
            </table:table-cell>
          </table:table-row>
        </table:table>
        <text:list xml:id="list165031353730861" text:continue-numbering="true" text:style-name="_5f_Numérotation_20_des_20_exercices">
          <text:list-item>
            <text:list>
              <text:list-item>
                <text:p text:style-name="P110"><text:span text:style-name="_5f_Caractères">Quelle est la remise effectuée sur un pull coû­tant 20 € ? </text:span></text:p>
              </text:list-item>
            </text:list>
          </text:list-item>
        </text:list>
        <text:h text:style-name="_5f_Paragraphe" text:outline-level="1"><text:span text:style-name="_5f_Caractères_5f_correction">40 % = 0,4</text:span></text:h>
        <text:h text:style-name="_5f_Paragraphe" text:outline-level="1"><text:span text:style-name="_5f_Caractères_5f_correction">20 € × 0,4 = 8 €</text:span></text:h>
        <text:h text:style-name="_5f_Paragraphe" text:outline-level="1"><text:span text:style-name="_5f_Caractères_5f_correction">La remise est de 8 €. <text:s text:c="20"/></text:span></text:h>
        <text:list xml:id="list165030438751049" text:continue-numbering="true" text:style-name="_5f_Numérotation_20_des_20_exercices">
          <text:list-item>
            <text:list>
              <text:list-item>
                <text:p text:style-name="P110"><text:span text:style-name="_5f_Caractères">Quel est le nouveau prix de ce pull ?</text:span></text:p>
              </text:list-item>
            </text:list>
          </text:list-item>
        </text:list>
        <text:h text:style-name="_5f_Paragraphe" text:outline-level="1"><text:span text:style-name="_5f_Caractères_5f_correction">20 € – 8 € = 12 €</text:span></text:h>
        <text:h text:style-name="_5f_Paragraphe" text:outline-level="1"><text:span text:style-name="_5f_Caractères_5f_correction">Le nouveau prix de ce pull est 12 €</text:span><text:span text:style-name="_5f_Caractères">.</text:span></text:h>
        <text:list xml:id="list165032089401075" text:continue-numbering="true" text:style-name="_5f_Numérotation_20_des_20_exercices">
          <text:list-item>
            <text:list>
              <text:list-item>
                <text:p text:style-name="P110"><text:span text:style-name="_5f_Caractères">Quel est le nouveau prix d'un pantalon qui coû­tait 39 € avant les soldes ?</text:span></text:p>
              </text:list-item>
            </text:list>
          </text:list-item>
        </text:list>
        <text:h text:style-name="_5f_Paragraphe" text:outline-level="1"><text:span text:style-name="_5f_Caractères_5f_correction">39 € × 0,4 = 15,6</text:span><text:span text:style-name="_5f_Caractères_5f_correction"><text:span text:style-name="T182">0</text:span></text:span><text:span text:style-name="_5f_Caractères_5f_correction"> € <text:s text:c="2"/>et <text:s text:c="2"/>39 € – 15,6 € = 23,40 €</text:span></text:h>
        <text:h text:style-name="_5f_Paragraphe" text:outline-level="1"><text:span text:style-name="_5f_Caractères_5f_correction">La remise étant 15,60 €, le nouveau prix de ce pantalon est 23,40 €</text:span><text:span text:style-name="_5f_Caractères">.</text:span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list xml:id="list165030595452024" text:continue-list="list165032393638040" text:style-name="_5f_Numérotation_20_des_20_exercices">
          <text:list-item>
            <text:h text:style-name="_5f_Titre_5f_Exercices_5f_sans_5f_Titre" text:outline-level="1"><text:soft-page-break/><text:span text:style-name="_5f_Caractères">Pour faire une boisson à la fraise, Maxime met 4 volumes de sirop pour 7 volumes d'eau. So­fia, quant à elle, met 5 volumes du même sirop pour 9 volumes d’eau. Qui obtient la boisson la plus sucrée ? Justifie.</text:span></text:h>
          </text:list-item>
        </text:list>
        <text:h text:style-name="_5f_Paragraphe" text:outline-level="1"><text:span text:style-name="_5f_Caractères_5f_correction">7 ÷ 4 = 1,75 donc Maxime met 1,75 fois plus d'eau que de sirop.</text:span></text:h>
        <text:h text:style-name="_5f_Paragraphe" text:outline-level="1"><text:span text:style-name="_5f_Caractères_5f_correction">9 ÷ 5 = 1,8 donc Sofia met 1,8 fois plus d'eau que de sirop.</text:span></text:h>
        <text:p text:style-name="Standard"><text:span text:style-name="_5f_Caractères_5f_correction">Maxime obtiendra la boisson la plus sucrée car la proportion d'eau de son mélange est plus petite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Police_20_par_20_défaut" style:display-name="Police par défaut" style:family="text"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MATH" style:family="text" style:parent-style-name="Police_20_par_20_défaut">
      <style:text-properties style:font-name="Times New Roman" fo:font-family="'Times New Roman'" style:font-family-generic="roman" style:font-pitch="variable" fo:font-size="109%" fo:font-style="italic" officeooo:rsid="000f3f68" fo:background-color="transparent" style:font-size-asian="10.5pt" style:font-style-asian="italic" style:font-style-complex="italic" loext:shadow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4" number:min-decimal-places="0" number:min-integer-digits="0" number:decimal-replacement="" number:grouping="true"/>
    </number:number-style>
    <number:number-style style:name="N108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66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6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7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65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55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53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54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52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1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9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50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6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7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8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4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45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40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42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41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43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7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8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4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5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32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33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9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0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25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27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28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26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2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3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4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19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21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20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6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7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12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13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14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15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9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0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04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5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07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8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306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1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2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98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00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9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5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6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7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92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94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93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9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0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1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84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85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87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88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86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1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2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3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78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79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80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73" draw:name="Shape3_12" draw:style-name="Mgr5" draw:text-style-name="MP1" svg:x1="10.308cm" svg:y1="0.388cm" svg:x2="20.496cm" svg:y2="0.36cm"><text:p/></draw:line><draw:path text:anchor-type="paragraph" draw:z-index="274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76" draw:name="Shape3_27" draw:style-name="Mgr5" draw:text-style-name="MP1" svg:x1="10.308cm" svg:y1="0.388cm" svg:x2="20.496cm" svg:y2="0.36cm"><text:p/></draw:line><draw:path text:anchor-type="paragraph" draw:z-index="277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75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0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1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69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6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7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8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64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65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1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2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59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60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57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58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55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56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2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3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51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8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9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46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47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3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4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0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1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38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39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35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36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33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34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30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31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32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28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29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25" draw:name="Shape3_3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27" draw:name="Shape3_18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26" draw:name="Shape4_10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2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3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4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20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21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59"> </text:span>: <text:span text:style-name="MT75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18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9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6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7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1"><draw:text-box fo:min-height="0.355cm"><text:p text:style-name="MP3"><draw:g text:anchor-type="paragraph" draw:z-index="214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1" draw:name="Frame1491" text:anchor-type="paragraph" svg:y="-0.06cm" draw:z-index="2"><draw:text-box fo:min-height="0.499cm" fo:min-width="3cm"><draw:frame draw:style-name="Mfr2" draw:name="Frame1501" text:anchor-type="frame" svg:x="0.45cm" svg:y="0.079cm" svg:width="0.817cm" draw:z-index="3"><draw:text-box fo:min-height="0.355cm"><text:p text:style-name="MP3"><text:page-number text:select-page="current">2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215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4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5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3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1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2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3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8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9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5" draw:name="Shape3_1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187" draw:name="Shape3_20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86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2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3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4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79" draw:name="Shape3_16" draw:style-name="Mgr9" draw:text-style-name="MP1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181" draw:name="Shape3_17" draw:style-name="Mgr9" draw:text-style-name="MP1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0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6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7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8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4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175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173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170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1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172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167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8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164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5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161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2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3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158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9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157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54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5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52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3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149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0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1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147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48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144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5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6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43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41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142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39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140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6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7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5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14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33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34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31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32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22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29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23">coder</text:span></text:p></draw:text-box></draw:frame><draw:g text:anchor-type="paragraph" draw:z-index="130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27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28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25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26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23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24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5">Milieu, alignement, </text:span><text:span text:style-name="MT126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1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2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19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0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1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17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18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15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16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3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4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111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4">Repères du plan : se </text:span><text:span text:style-name="MT136">déplacer</text:span></text:p></draw:text-box></draw:frame><draw:g text:anchor-type="paragraph" draw:z-index="112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09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0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107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08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6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99" draw:name="Shape7_8" draw:style-name="Mgr9" draw:text-style-name="MP1" svg:x1="9.042cm" svg:y1="0.36cm" svg:x2="20.461cm" svg:y2="0.36cm"><text:p/></draw:line><draw:path text:anchor-type="paragraph" draw:z-index="100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01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38">S</text:span><text:span text:style-name="MT138">é</text:span><text:span text:style-name="MT138">r</text:span><text:span text:style-name="MT138">i</text:span><text:span text:style-name="MT138">e</text:span><text:span text:style-name="MT138"> </text:span><text:span text:style-name="MT138">1</text:span></text:p></draw:text-box></draw:frame>T<text:span text:style-name="MT139">itre de la série</text:span></text:p>
      </style:header>
      <style:header-left>
        <text:p text:style-name="MP79"><draw:line text:anchor-type="paragraph" draw:z-index="103" draw:name="Shape7_9" draw:style-name="Mgr9" draw:text-style-name="MP1" svg:x1="9.042cm" svg:y1="0.36cm" svg:x2="20.461cm" svg:y2="0.36cm"><text:p/></draw:line><draw:path text:anchor-type="paragraph" draw:z-index="104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05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38">S</text:span><text:span text:style-name="MT138">é</text:span><text:span text:style-name="MT138">r</text:span><text:span text:style-name="MT138">i</text:span><text:span text:style-name="MT138">e</text:span><text:span text:style-name="MT138"> </text:span><text:span text:style-name="MT138">1</text:span></text:p></draw:text-box></draw:frame>T<text:span text:style-name="MT139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2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98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5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6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7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4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1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2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8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9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0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87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80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81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38">S</text:span><text:span text:style-name="MT138">é</text:span><text:span text:style-name="MT138">r</text:span><text:span text:style-name="MT138">i</text:span><text:span text:style-name="MT138">e</text:span><text:span text:style-name="MT138"> </text:span><text:span text:style-name="MT138">1</text:span></text:p></draw:text-box></draw:frame><draw:line text:anchor-type="paragraph" draw:z-index="82" draw:name="Shape7_6" draw:style-name="Mgr9" draw:text-style-name="MP1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84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85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38">S</text:span><text:span text:style-name="MT138">é</text:span><text:span text:style-name="MT138">r</text:span><text:span text:style-name="MT138">i</text:span><text:span text:style-name="MT138">e</text:span><text:span text:style-name="MT138"> </text:span><text:span text:style-name="MT138">1</text:span></text:p></draw:text-box></draw:frame><draw:line text:anchor-type="paragraph" draw:z-index="86" draw:name="Shape7_3" draw:style-name="Mgr9" draw:text-style-name="MP1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3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2666228003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78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65030306422926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79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76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77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5">D</text:span><text:span text:style-name="MT44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74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48">droites, </text:span><text:span text:style-name="MT148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5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3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0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1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2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7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8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9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66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64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65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2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3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58" draw:name="Shape9" draw:style-name="Mgr1" draw:text-style-name="MP1" svg:x1="11.559cm" svg:y1="0.36cm" svg:x2="20.5cm" svg:y2="0.36cm"><text:p/></draw:line><draw:frame text:anchor-type="paragraph" draw:z-index="59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38">S</text:span><text:span text:style-name="MT138">é</text:span><text:span text:style-name="MT138">r</text:span><text:span text:style-name="MT138">i</text:span><text:span text:style-name="MT138">e</text:span><text:span text:style-name="MT138"> </text:span><text:span text:style-name="MT138">1</text:span></text:p></draw:text-box></draw:frame><draw:path text:anchor-type="paragraph" draw:z-index="60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1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7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6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4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5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2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53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1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9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50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7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8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5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6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43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44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1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2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39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0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7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8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6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5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6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3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4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1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2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9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30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7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8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5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6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47"> : </text:span><text:span text:style-name="MT180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23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4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1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2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9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0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7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8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5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6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9" draw:name="Shape3_0" draw:style-name="Mgr14" draw:text-style-name="MP1" svg:x1="10.893cm" svg:y1="0.403cm" svg:x2="20.503cm" svg:y2="0.327cm"><text:p/></draw:line><draw:path text:anchor-type="char" draw:z-index="10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3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12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1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4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7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8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M. KHARROUBI</meta:initial-creator>
    <meta:creation-date>2021-04-24T00:34:22.901000000</meta:creation-date>
    <meta:editing-duration>PT8M9S</meta:editing-duration>
    <meta:editing-cycles>8</meta:editing-cycles>
    <meta:generator>LibreOffice/7.1.4.2$Linux_X86_64 LibreOffice_project/a529a4fab45b75fefc5b6226684193eb000654f6</meta:generator>
    <dc:description>Fiche 6 - série 2</dc:description>
    <dc:title>Proportionnalité et pourcentages : Pourcentages - Corrigé</dc:title>
    <dc:date>2021-08-26T16:50:27.883458442</dc:date>
    <meta:document-statistic meta:table-count="2" meta:image-count="0" meta:object-count="7" meta:page-count="2" meta:paragraph-count="810" meta:word-count="3141" meta:character-count="19611" meta:non-whitespace-character-count="16814"/>
  </office:meta>
</office:document-meta>
</file>

<file path=Object 1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20</mn>
        </mstyle>
      </mfrac>
    </mstyle>
    <annotation encoding="StarMath 5.0"> size 10 {color black {1}  over color black {20} }</annotation>
  </semantics>
</math>
</file>

<file path=Object 2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2</mn>
        </mstyle>
      </mfrac>
    </mstyle>
    <annotation encoding="StarMath 5.0"> size 10 {color black {1}  over color black {2} }</annotation>
  </semantics>
</math>
</file>

<file path=Object 3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10</mn>
        </mstyle>
      </mfrac>
    </mstyle>
    <annotation encoding="StarMath 5.0"> size 10 {color black {1}  over color black {10} }</annotation>
  </semantics>
</math>
</file>

<file path=Object 4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4</mn>
        </mstyle>
      </mfrac>
    </mstyle>
    <annotation encoding="StarMath 5.0"> size 10 {color black {1}  over color black {4} }</annotation>
  </semantics>
</math>
</file>

<file path=Object 5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5</mn>
        </mstyle>
      </mfrac>
    </mstyle>
    <annotation encoding="StarMath 5.0"> size 10 {color black {1}  over color black {5} }</annotation>
  </semantics>
</math>
</file>

<file path=Object 6/content.xml><?xml version="1.0" encoding="utf-8"?>
<math xmlns="http://www.w3.org/1998/Math/MathML" display="block">
  <semantics>
    <mstyle mathsize="10pt">
      <mfrac>
        <mstyle mathcolor="black">
          <mn>3</mn>
        </mstyle>
        <mstyle mathcolor="black">
          <mn>4</mn>
        </mstyle>
      </mfrac>
    </mstyle>
    <annotation encoding="StarMath 5.0"> size 10 {color black {3}  over color black {4} }</annotation>
  </semantics>
</math>
</file>

<file path=Object 7/content.xml><?xml version="1.0" encoding="utf-8"?>
<math xmlns="http://www.w3.org/1998/Math/MathML" display="block">
  <semantics>
    <mstyle mathsize="10pt">
      <mstyle mathcolor="black">
        <mfrac>
          <mn>28</mn>
          <mn>100</mn>
        </mfrac>
      </mstyle>
    </mstyle>
    <annotation encoding="StarMath 5.0">size 10 {color black {{28} over {100}}} </annotation>
  </semantics>
</math>
</file>